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 Light" fo:font-size="11pt" fo:font-weight="bold" officeooo:rsid="0019ab4d" officeooo:paragraph-rsid="0019ab4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Calibri Light" fo:font-size="11pt" officeooo:rsid="0019ab4d" officeooo:paragraph-rsid="0019ab4d" style:font-size-asian="11pt" style:font-size-complex="11pt"/>
    </style:style>
    <style:style style:name="P3" style:family="paragraph" style:parent-style-name="Standard">
      <style:text-properties style:font-name="Calibri Light" fo:font-size="11pt" officeooo:rsid="0019ab4d" officeooo:paragraph-rsid="001bd41b" style:font-size-asian="11pt" style:font-size-complex="11pt"/>
    </style:style>
    <style:style style:name="P4" style:family="paragraph" style:parent-style-name="Standard">
      <style:text-properties style:font-name="Calibri Light" fo:font-size="11pt" officeooo:rsid="0019ab4d" officeooo:paragraph-rsid="001cc558" style:font-size-asian="11pt" style:font-size-complex="11pt"/>
    </style:style>
    <style:style style:name="P5" style:family="paragraph" style:parent-style-name="Standard">
      <style:text-properties style:font-name="Calibri Light" fo:font-size="11pt" officeooo:rsid="0019ab4d" officeooo:paragraph-rsid="001dc534" style:font-size-asian="11pt" style:font-size-complex="11pt"/>
    </style:style>
    <style:style style:name="P6" style:family="paragraph" style:parent-style-name="Standard">
      <style:text-properties style:font-name="Calibri Light" fo:font-size="11pt" officeooo:rsid="0019ab4d" officeooo:paragraph-rsid="001e82e3" style:font-size-asian="11pt" style:font-size-complex="11pt"/>
    </style:style>
    <style:style style:name="P7" style:family="paragraph" style:parent-style-name="Standard">
      <style:text-properties style:font-name="Calibri Light" fo:font-size="11pt" officeooo:rsid="0019ab4d" officeooo:paragraph-rsid="00203ee3" style:font-size-asian="11pt" style:font-size-complex="11pt"/>
    </style:style>
    <style:style style:name="P8" style:family="paragraph" style:parent-style-name="Standard">
      <style:text-properties style:font-name="Calibri Light" fo:font-size="11pt" officeooo:rsid="0019ab4d" officeooo:paragraph-rsid="0021a44a" style:font-size-asian="11pt" style:font-size-complex="11pt"/>
    </style:style>
    <style:style style:name="P9" style:family="paragraph" style:parent-style-name="Standard">
      <style:text-properties style:font-name="Calibri Light" fo:font-size="11pt" officeooo:rsid="001bd41b" officeooo:paragraph-rsid="001bd41b" style:font-size-asian="11pt" style:font-size-complex="11pt"/>
    </style:style>
    <style:style style:name="P10" style:family="paragraph" style:parent-style-name="Standard">
      <style:text-properties style:font-name="Calibri Light" fo:font-size="11pt" officeooo:rsid="001bd41b" officeooo:paragraph-rsid="0022bd30" style:font-size-asian="11pt" style:font-size-complex="11pt"/>
    </style:style>
    <style:style style:name="P11" style:family="paragraph" style:parent-style-name="Standard">
      <style:text-properties style:font-name="Consolas" fo:font-size="9pt" fo:font-weight="normal" officeooo:rsid="00253326" officeooo:paragraph-rsid="00253326" style:font-size-asian="7.84999990463257pt" style:font-weight-asian="normal" style:font-size-complex="9pt" style:font-weight-complex="normal"/>
    </style:style>
    <style:style style:name="P12" style:family="paragraph" style:parent-style-name="Standard">
      <style:text-properties style:font-name="Consolas" fo:font-size="9pt" fo:font-weight="normal" officeooo:rsid="0019ab4d" officeooo:paragraph-rsid="001cc558" style:font-size-asian="7.84999990463257pt" style:font-weight-asian="normal" style:font-size-complex="9pt" style:font-weight-complex="normal"/>
    </style:style>
    <style:style style:name="P13" style:family="paragraph" style:parent-style-name="Standard">
      <style:text-properties style:font-name="Consolas" fo:font-size="9pt" fo:font-weight="normal" officeooo:rsid="0025a6a2" officeooo:paragraph-rsid="0025a6a2" style:font-size-asian="7.84999990463257pt" style:font-weight-asian="normal" style:font-size-complex="9pt" style:font-weight-complex="normal"/>
    </style:style>
    <style:style style:name="P14" style:family="paragraph" style:parent-style-name="Standard">
      <style:text-properties style:font-name="Calibri Light" fo:font-size="11pt" officeooo:rsid="0019ab4d" officeooo:paragraph-rsid="0021a44a" style:font-size-asian="11pt" style:font-size-complex="11pt"/>
    </style:style>
    <style:style style:name="P15" style:family="paragraph" style:parent-style-name="Standard">
      <style:text-properties style:font-name="Calibri Light" fo:font-size="11pt" officeooo:rsid="0019ab4d" officeooo:paragraph-rsid="00203ee3" style:font-size-asian="11pt" style:font-size-complex="11pt"/>
    </style:style>
    <style:style style:name="P16" style:family="paragraph" style:parent-style-name="Standard">
      <style:text-properties style:font-name="Calibri Light" fo:font-size="11pt" officeooo:rsid="0019ab4d" officeooo:paragraph-rsid="001dc534" style:font-size-asian="11pt" style:font-size-complex="11pt"/>
    </style:style>
    <style:style style:name="P17" style:family="paragraph" style:parent-style-name="Standard">
      <style:text-properties style:font-name="Calibri Light" fo:font-size="11pt" officeooo:rsid="0019ab4d" officeooo:paragraph-rsid="001e82e3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c558" style:font-weight-asian="bold" style:font-weight-complex="bold"/>
    </style:style>
    <style:style style:name="T3" style:family="text">
      <style:text-properties fo:font-weight="bold" officeooo:rsid="001dc534" style:font-weight-asian="bold" style:font-weight-complex="bold"/>
    </style:style>
    <style:style style:name="T4" style:family="text">
      <style:text-properties fo:font-weight="bold" officeooo:rsid="00203ee3" style:font-weight-asian="bold" style:font-weight-complex="bold"/>
    </style:style>
    <style:style style:name="T5" style:family="text">
      <style:text-properties officeooo:rsid="001dc534"/>
    </style:style>
    <style:style style:name="T6" style:family="text">
      <style:text-properties officeooo:rsid="001e82e3"/>
    </style:style>
    <style:style style:name="T7" style:family="text">
      <style:text-properties officeooo:rsid="00203ee3"/>
    </style:style>
    <style:style style:name="T8" style:family="text">
      <style:text-properties officeooo:rsid="00206233"/>
    </style:style>
    <style:style style:name="T9" style:family="text">
      <style:text-properties officeooo:rsid="001d973c"/>
    </style:style>
    <style:style style:name="T10" style:family="text">
      <style:text-properties officeooo:rsid="002703fe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02711f2"/>
    </style:style>
    <style:style style:name="T13" style:family="text">
      <style:text-properties officeooo:rsid="0027f2fb"/>
    </style:style>
    <style:style style:name="T14" style:family="text">
      <style:text-properties officeooo:rsid="0029d6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Consultas MongoDB</text:p>
      <text:p text:style-name="P2"/>
      <text:p text:style-name="P10">A travé<text:span text:style-name="T9">s </text:span>de Comp<text:span text:style-name="T9">ass</text:span> de MongoDB, accede al archivo MOVIES dentro de la bases de datos de SAMPLE_MFLIX dentro de las colecciones que ofrece la aplicación por defecto. </text:p>
      <text:p text:style-name="P3"/>
      <text:p text:style-name="P9">Realiza las siguientes consultas aplicando los filtros pertinentes en el cuadro de texto.</text:p>
      <text:p text:style-name="P2"/>
      <text:p text:style-name="P4"><text:span text:style-name="T1">Ejercicio </text:span><text:span text:style-name="T2">1</text:span><text:span text:style-name="T1">.- </text:span>Busca las películas que tengan una mayor que 80 y menor que 90 en Metacritic.</text:p>
      <text:p text:style-name="P12"/>
      <text:p text:style-name="P11">{$and:[<text:line-break/>{metacritic:{$gt:80}},<text:line-break/>{metacritic:{$lt:90}}<text:line-break/>]}</text:p>
      <text:p text:style-name="P12"/>
      <text:p text:style-name="P8"><text:span text:style-name="T1">Ejercicio </text:span><text:span text:style-name="T2">2</text:span><text:span text:style-name="T1">.-</text:span> Busca las películas que contengan la palabra "English" en alguno de sus campos.</text:p>
      <text:p text:style-name="P11"/>
      <text:p text:style-name="P11">/*No se puede hacer*/</text:p>
      <text:p text:style-name="P8"><text:span text:style-name="T1"/></text:p>
      <text:p text:style-name="P8"><text:span text:style-name="T1">Ejercicio </text:span><text:span text:style-name="T2">3</text:span><text:span text:style-name="T1">.-</text:span> Busca las películas que contengan la palabra "English" o "Russian" en alguno de sus campos.</text:p>
      <text:p text:style-name="P11"/>
      <text:p text:style-name="P11">/*No se puede hacer*/</text:p>
      <text:p text:style-name="P7"><text:span text:style-name="T1"/></text:p>
      <text:p text:style-name="P7"><text:span text:style-name="T1">Ejercicio</text:span><text:span text:style-name="T3"> </text:span><text:span text:style-name="T4">4</text:span><text:span text:style-name="T1">.-</text:span> Busca las películas <text:span text:style-name="T7">que no hayan sido dirigidas por </text:span>"Frank Capra" <text:span text:style-name="T7">ni </text:span>"Andrew L. Stone".</text:p>
      <text:p text:style-name="P11"/>
      <text:p text:style-name="P11">{directors:{$nin:["Frank Capra", "Andrew L. Stone"]}}</text:p>
      <text:p text:style-name="P7"><text:span text:style-name="T1"/></text:p>
      <text:p text:style-name="P7"><text:span text:style-name="T1">Ejercicio </text:span><text:span text:style-name="T4">5</text:span><text:span text:style-name="T1">.-</text:span> Busca las películas <text:span text:style-name="T5">que </text:span><text:span text:style-name="T7">no </text:span><text:span text:style-name="T5">tengan un</text:span><text:span text:style-name="T7">a duración mayor a 80.</text:span></text:p>
      <text:p text:style-name="P11"/>
      <text:p text:style-name="P11">{runtime:{$not:{$gt:80}}}</text:p>
      <text:p text:style-name="P5"><text:span text:style-name="T1"/></text:p>
      <text:p text:style-name="P5"><text:span text:style-name="T1">Ejercicio </text:span><text:span text:style-name="T4">6</text:span><text:span text:style-name="T1">.-</text:span> Busca las películas <text:span text:style-name="T5">con un género igual a Drama, mayor nota que 90 en Metacritic o director Maurice Tourneur.</text:span></text:p>
      <text:p text:style-name="P11"/>
      <text:p text:style-name="P11">{$<text:span text:style-name="T13">or</text:span>:[<text:line-break/>{genres:{$eq:"Drama"}},<text:line-break/>{metacritic:{$gt:90}},<text:line-break/>{director:{$eq:"Maurice Tourneur"}}<text:tab/><text:line-break/>]}</text:p>
      <text:p text:style-name="P5"><text:span text:style-name="T1"/></text:p>
      <text:p text:style-name="P5"><text:span text:style-name="T1">Ejercicio </text:span><text:span text:style-name="T4">7</text:span><text:span text:style-name="T1">.-</text:span> Busca las películas <text:span text:style-name="T5">que tengan un director con un nombre que comience por la letra “A”.</text:span></text:p>
      <text:p text:style-name="P11"/>
      <text:p text:style-name="P13">{director:{$regex:/^A/}}</text:p>
      <text:p text:style-name="P5"><text:span text:style-name="T1"/></text:p>
      <text:p text:style-name="P5"><text:span text:style-name="T1">Ejercicio </text:span><text:span text:style-name="T4">8</text:span><text:span text:style-name="T1">.- </text:span>Busca las películas <text:span text:style-name="T5">que tengan un director con un nombre que contenga la letra ”x”.</text:span></text:p>
      <text:p text:style-name="P11"/>
      <text:p text:style-name="P13">{director:{$regex:/x/}}</text:p>
      <text:p text:style-name="P6"><text:span text:style-name="T1"/></text:p>
      <text:p text:style-name="P6"><text:span text:style-name="T1">Ejercicio </text:span><text:span text:style-name="T4">9</text:span><text:span text:style-name="T1">.- </text:span>Busca las películas <text:span text:style-name="T5">que tengan un director con un nombre que </text:span><text:span text:style-name="T6">termine por</text:span><text:span text:style-name="T5"> la letra ”</text:span><text:span text:style-name="T6">t</text:span><text:span text:style-name="T5">”.</text:span></text:p>
      <text:p text:style-name="P11"/>
      <text:p text:style-name="P13">{director:{$regex:/t<text:span text:style-name="T10">$</text:span>/}}</text:p>
      <text:p text:style-name="P7"><text:span text:style-name="T1"/></text:p>
      <text:p text:style-name="P7"><text:span text:style-name="T1">Ejercicio </text:span><text:span text:style-name="T4">10</text:span><text:span text:style-name="T1">.-</text:span> Busca las películas <text:span text:style-name="T5">q</text:span><text:span text:style-name="T8">ue sean de género Drama o Action, el nombre del director comienzo por la letra G y el tiempo de la película sea mayor o igual que 80.</text:span></text:p>
      <text:p text:style-name="P11"/>
      <text:p text:style-name="P11">{$and:[</text:p>
      <text:p text:style-name="P11"><text:tab/>{$or:[</text:p>
      <text:p text:style-name="P11"><text:tab/><text:tab/>{genres:"Drama"},</text:p>
      <text:p text:style-name="P11"><text:tab/><text:tab/>{genres:"Action"}</text:p>
      <text:p text:style-name="P11"><text:tab/>]},</text:p>
      <text:p text:style-name="P11"><text:tab/>{director<text:span text:style-name="T14">s</text:span>:{$regex:/^<text:span text:style-name="T12">G</text:span>/}},</text:p>
      <text:p text:style-name="P11"><text:tab/>{runtime:{$gte:80}}<text:tab/></text:p>
      <text:p text:style-name="P11">]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2T09:17:27.906000000</meta:creation-date>
    <dc:date>2025-03-19T19:37:37.488000000</dc:date>
    <meta:editing-duration>PT1H19M43S</meta:editing-duration>
    <meta:editing-cycles>17</meta:editing-cycles>
    <meta:generator>LibreOffice/24.2.0.3$Windows_X86_64 LibreOffice_project/da48488a73ddd66ea24cf16bbc4f7b9c08e9bea1</meta:generator>
    <meta:document-statistic meta:table-count="0" meta:image-count="0" meta:object-count="0" meta:page-count="1" meta:paragraph-count="30" meta:word-count="265" meta:character-count="1779" meta:non-whitespace-character-count="1533"/>
  </office:meta>
</office:document-meta>
</file>